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6176" officeooo:paragraph-rsid="000d6176" style:font-size-asian="17.5pt" style:font-size-complex="20pt"/>
    </style:style>
    <style:style style:name="P2" style:family="paragraph" style:parent-style-name="Standard">
      <style:paragraph-properties fo:text-align="end" style:justify-single-word="false"/>
      <style:text-properties fo:font-size="20pt" officeooo:rsid="000d6176" officeooo:paragraph-rsid="000d6176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5pt" officeooo:rsid="000d6176" officeooo:paragraph-rsid="000d6176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0d6176" officeooo:paragraph-rsid="000e706f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0e706f" officeooo:paragraph-rsid="000e706f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3pt" officeooo:rsid="000d6176" officeooo:paragraph-rsid="000d617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2pt" officeooo:rsid="000d6176" officeooo:paragraph-rsid="000d6176" style:font-size-asian="12pt" style:font-size-complex="12pt"/>
    </style:style>
    <style:style style:name="T1" style:family="text">
      <style:text-properties fo:font-variant="normal" fo:text-transform="none" fo:color="#dbdee1" loext:opacity="100%" style:font-name="gg sans" fo:font-size="12pt" fo:letter-spacing="normal" fo:font-style="normal" fo:font-weight="normal" loext:padding="0cm" loext:border="none"/>
    </style:style>
    <style:style style:name="T2" style:family="text">
      <style:text-properties officeooo:rsid="000e70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2 PDP</text:p>
      <text:p text:style-name="P2">Palau Enzo</text:p>
      <text:p text:style-name="P3">Ejercicio 1)</text:p>
      <text:p text:style-name="P3"/>
      <text:p text:style-name="P6">a) 3 <text:s text:c="9"/>b) a=3 b=2 <text:s text:c="6"/>c) a=3 b=3 <text:s text:c="6"/>d) b=3 a=2 <text:s text:c="2"/>e) 5 <text:s text:c="6"/>h) a=1 b=3</text:p>
      <text:p text:style-name="P3"/>
      <text:p text:style-name="P3">Ejercicio 2)</text:p>
      <text:p text:style-name="P3"/>
      <text:p text:style-name="P7">int a=1; <text:s/>int b=2; <text:s/>b=b+1; <text:s/>b=a+1; a=a+1; a=a*2; b=b+a; a=(b+1)+2; b=b+1;</text:p>
      <text:p text:style-name="P3"/>
      <text:p text:style-name="P4">Ejercicio <text:span text:style-name="T2">3</text:span>)</text:p>
      <text:p text:style-name="P4"/>
      <text:p text:style-name="P5">a) True <text:s/>b) False <text:s/>c) True <text:s/>f) True h) True K) True</text:p>
      <text:p text:style-name="P5"/>
      <text:p text:style-name="P5"><text:s/></text:p>
      <text:p text:style-name="P4"/>
      <text:p text:style-name="P4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4:52:54.178000000</meta:creation-date>
    <dc:date>2023-08-18T15:44:18.745000000</dc:date>
    <meta:editing-duration>PT51M24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9" meta:word-count="49" meta:character-count="260" meta:non-whitespace-character-count="183"/>
  </office:meta>
</office:document-meta>
</file>